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office:value-type="string">
            <text:p>OpenLCB Yahoo Group Membership</text:p>
          </table:table-cell>
        </table:table-row>
        <table:table-row table:style-name="ro1">
          <table:table-cell office:value-type="date" office:date-value="2009-11-02">
            <text:p>11/02/09</text:p>
          </table:table-cell>
          <table:table-cell office:value-type="float" office:value="3">
            <text:p>3</text:p>
          </table:table-cell>
          <table:table-cell>
            <draw:frame table:end-cell-address="Sheet1.J27" table:end-x="0.8154in" table:end-y="0.0469in" draw:z-index="0" draw:style-name="gr1" svg:width="6.5476in" svg:height="4.1484in" svg:x="0.4909in" svg:y="0.0839in">
              <draw:object draw:notify-on-update-of-ranges="Sheet1.A2:Sheet1.A29 Sheet1.B2:Sheet1.B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10-01-27">
            <text:p>01/27/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0-07-04">
            <text:p>07/04/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0-09-10">
            <text:p>09/10/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0-11-29">
            <text:p>11/29/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0-12-23">
            <text:p>12/23/10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date" office:date-value="2011-01-01">
            <text:p>01/01/1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date" office:date-value="2011-01-15">
            <text:p>01/15/11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date" office:date-value="2011-03-15">
            <text:p>03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4-15">
            <text:p>04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6-15">
            <text:p>06/15/11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date" office:date-value="2011-07-06">
            <text:p>07/06/1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date" office:date-value="2011-07-12">
            <text:p>07/12/1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date" office:date-value="2011-08-01">
            <text:p>08/01/1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date" office:date-value="2011-09-09">
            <text:p>09/09/11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1-12-26">
            <text:p>12/26/11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date" office:date-value="2012-01-19">
            <text:p>01/19/12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2-02-28">
            <text:p>02/28/12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date" office:date-value="2012-05-16">
            <text:p>05/16/12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date" office:date-value="2012-06-21">
            <text:p>06/21/1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date" office:date-value="2012-07-22">
            <text:p>07/22/1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date" office:date-value="2012-08-15">
            <text:p>08/15/12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date" office:date-value="2012-09-24">
            <text:p>09/24/12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date" office:date-value="2012-11-03">
            <text:p>11/03/12</text:p>
          </table:table-cell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date" office:date-value="2013-01-26">
            <text:p>01/26/13</text:p>
          </table:table-cell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date" office:date-value="2013-03-23">
            <text:p>03/23/13</text:p>
          </table:table-cell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date" office:date-value="2013-04-23">
            <text:p>04/23/13</text:p>
          </table:table-cell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date" office:date-value="2013-06-09">
            <text:p>06/09/13</text:p>
          </table:table-cell>
          <table:table-cell office:value-type="float" office:value="172">
            <text:p>17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6/09/2013</text:date>, <text:time>13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11-01-15T18:59:12</meta:creation-date>
    <dc:date>2013-06-09T13:28:29</dc:date>
    <dc:creator>Bob Jacobsen</dc:creator>
    <meta:editing-duration>P1DT8H28M16S</meta:editing-duration>
    <meta:editing-cycles>24</meta:editing-cycles>
    <meta:generator>OpenOffice.org/3.4.1$Unix OpenOffice.org_project/341m1$Build-9593</meta:generator>
    <meta:document-statistic meta:table-count="3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interval-major="7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32cm" svg:height="10.538cm" xlink:href=".." xlink:type="simple" chart:class="chart:scatter" chart:style-name="ch1">
        <chart:plot-area chart:style-name="ch2" table:cell-range-address="Sheet1.A2:Sheet1.B29" svg:x="0.782cm" svg:y="0.975cm" svg:width="15.186cm" svg:height="8.933cm">
          <chartooo:coordinate-region svg:x="1.509cm" svg:y="1.135cm" svg:width="13.912cm" svg:height="7.8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class="chart:scatter">
            <chart:domain table:cell-range-address="Sheet1.A2:Sheet1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9">
                <text:p>40119</text:p>
                <draw:g>
                  <svg:desc>Sheet1.A2:Sheet1.A29</svg:desc>
                </draw:g>
              </table:table-cell>
              <table:table-cell office:value-type="float" office:value="3">
                <text:p>3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5">
                <text:p>40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63">
                <text:p>40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31">
                <text:p>40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11">
                <text:p>405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35">
                <text:p>40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44">
                <text:p>40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58">
                <text:p>40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17">
                <text:p>406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48">
                <text:p>406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09">
                <text:p>407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0">
                <text:p>407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736">
                <text:p>407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56">
                <text:p>407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95">
                <text:p>40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03">
                <text:p>409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27">
                <text:p>409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7">
                <text:p>409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45">
                <text:p>41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81">
                <text:p>410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12">
                <text:p>41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36">
                <text:p>41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176">
                <text:p>41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16">
                <text:p>41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00">
                <text:p>41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56">
                <text:p>413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87">
                <text:p>413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434">
                <text:p>41434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